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150.19mm" svg:y="2.05mm">
            <draw:object draw:notify-on-update-of-ranges="Sheet1.A4:Sheet1.A5 Sheet1.B3:Sheet1.B3 Sheet1.B4:Sheet1.B5 Sheet1.C3:Sheet1.C3 Sheet1.C4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mm" svg:height="50mm" svg:x="152.48mm" svg:y="117.27mm">
            <draw:object draw:notify-on-update-of-ranges="Sheet1.A31:Sheet1.A32 Sheet1.B30:Sheet1.B30 Sheet1.B31:Sheet1.B32 Sheet1.C30:Sheet1.C30 Sheet1.C31:Sheet1.C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0mm" svg:height="50mm" svg:x="143.67mm" svg:y="182.69mm">
            <draw:object draw:notify-on-update-of-ranges="Sheet1.B44:Sheet1.C44 Sheet1.A45:Sheet1.A45 Sheet1.B45:Sheet1.C45 Sheet1.A46:Sheet1.A46 Sheet1.B46:Sheet1.C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0mm" svg:height="50mm" svg:x="119.19mm" svg:y="247.14mm">
            <draw:object draw:notify-on-update-of-ranges="Sheet1.A59:Sheet1.A60 Sheet1.B58:Sheet1.B58 Sheet1.B59:Sheet1.B60 Sheet1.C58:Sheet1.C58 Sheet1.C59:Sheet1.C6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80mm" svg:height="50mm" svg:x="115.89mm" svg:y="307.97mm">
            <draw:object draw:notify-on-update-of-ranges="Sheet1.A72:Sheet1.A73 Sheet1.B71:Sheet1.B71 Sheet1.B72:Sheet1.B73 Sheet1.C71:Sheet1.C71 Sheet1.C72:Sheet1.C7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0mm" svg:height="50mm" svg:x="134.3mm" svg:y="406.53mm">
            <draw:object draw:notify-on-update-of-ranges="Sheet1.A94:Sheet1.A98 Sheet1.B93:Sheet1.B93 Sheet1.B94:Sheet1.B98 Sheet1.C93:Sheet1.C93 Sheet1.C94:Sheet1.C9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0mm" svg:height="50mm" svg:x="126.33mm" svg:y="61.29mm">
            <draw:object draw:notify-on-update-of-ranges="Sheet1.A16:Sheet1.A16 Sheet1.B16:Sheet1.B16 Sheet1.A17:Sheet1.A17 Sheet1.B17:Sheet1.B17 Sheet1.A18:Sheet1.A18 Sheet1.B18:Sheet1.B18 Sheet1.A19:Sheet1.A19 Sheet1.B19:Sheet1.B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7" draw:style-name="gr1" draw:text-style-name="P1" svg:width="180mm" svg:height="50mm" svg:x="134.86mm" svg:y="621.94mm">
            <draw:object draw:notify-on-update-of-ranges="Sheet1.A139:Sheet1.A139 Sheet1.B139:Sheet1.B139 Sheet1.A140:Sheet1.A140 Sheet1.B140:Sheet1.B140 Sheet1.A141:Sheet1.A141 Sheet1.B141:Sheet1.B141 Sheet1.A142:Sheet1.A142 Sheet1.B142:Sheet1.B14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80mm" svg:height="50mm" svg:x="157.2mm" svg:y="567.58mm">
            <draw:object draw:notify-on-update-of-ranges="Sheet1.A127:Sheet1.A127 Sheet1.A128:Sheet1.A132 Sheet1.B127:Sheet1.B127 Sheet1.B128:Sheet1.B132 Sheet1.C127:Sheet1.C127 Sheet1.C128:Sheet1.C132 Sheet1.D127:Sheet1.D127 Sheet1.D128:Sheet1.D132 Sheet1.E127:Sheet1.E127 Sheet1.E128:Sheet1.E13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80mm" svg:height="50mm" svg:x="152.95mm" svg:y="514.35mm">
            <draw:object draw:notify-on-update-of-ranges="Sheet1.A116:Sheet1.A116 Sheet1.B116:Sheet1.C116 Sheet1.A117:Sheet1.A117 Sheet1.B117:Sheet1.C117 Sheet1.A118:Sheet1.A118 Sheet1.B118:Sheet1.C118 Sheet1.A119:Sheet1.A119 Sheet1.B119:Sheet1.C119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80mm" svg:height="50mm" svg:x="129.89mm" svg:y="468.49mm">
            <draw:object draw:notify-on-update-of-ranges="Sheet1.A108:Sheet1.A108 Sheet1.B108:Sheet1.B108 Sheet1.A109:Sheet1.A109 Sheet1.B109:Sheet1.B109 Sheet1.A110:Sheet1.A110 Sheet1.B110:Sheet1.B110 Sheet1.A111:Sheet1.A111 Sheet1.B111:Sheet1.B11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80mm" svg:height="50mm" svg:x="119.17mm" svg:y="690.82mm">
            <draw:object draw:notify-on-update-of-ranges="Sheet1.A156:Sheet1.A156 Sheet1.B156:Sheet1.B156 Sheet1.A157:Sheet1.A157 Sheet1.B157:Sheet1.B157 Sheet1.A158:Sheet1.A158 Sheet1.B158:Sheet1.B158 Sheet1.A159:Sheet1.A159 Sheet1.B159:Sheet1.B15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80mm" svg:height="50mm" svg:x="118.35mm" svg:y="747.57mm">
            <draw:object draw:notify-on-update-of-ranges="Sheet1.A167:Sheet1.A167 Sheet1.B167:Sheet1.B167 Sheet1.A168:Sheet1.A168 Sheet1.B168:Sheet1.B168 Sheet1.A169:Sheet1.A169 Sheet1.B169:Sheet1.B169 Sheet1.A170:Sheet1.A170 Sheet1.B170:Sheet1.B170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Mutex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ex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0.887" calcext:value-type="float">
            <text:p>0.887</text:p>
          </table:table-cell>
          <table:table-cell office:value-type="float" office:value="9.289" calcext:value-type="float">
            <text:p>9.289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.409" calcext:value-type="float">
            <text:p>0.409</text:p>
          </table:table-cell>
          <table:table-cell office:value-type="float" office:value="1.725" calcext:value-type="float">
            <text:p>1.7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.546" calcext:value-type="float">
            <text:p>10.546</text:p>
          </table:table-cell>
          <table:table-cell office:value-type="float" office:value="94.972" calcext:value-type="float">
            <text:p>94.972</text:p>
          </table:table-cell>
          <table:table-cell/>
        </table:table-row>
        <table:table-row table:style-name="ro1">
          <table:table-cell/>
          <table:table-cell office:value-type="float" office:value="24.841" calcext:value-type="float">
            <text:p>24.841</text:p>
          </table:table-cell>
          <table:table-cell office:value-type="float" office:value="5.411" calcext:value-type="float">
            <text:p>5.411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Java mut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8.714" calcext:value-type="float">
            <text:p>8.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</text:p>
          </table:table-cell>
          <table:table-cell office:value-type="float" office:value="4.274" calcext:value-type="float">
            <text:p>4.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aphore</text:p>
          </table:table-cell>
          <table:table-cell office:value-type="float" office:value="4.555" calcext:value-type="float">
            <text:p>4.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hronized</text:p>
          </table:table-cell>
          <table:table-cell office:value-type="float" office:value="5.411" calcext:value-type="float">
            <text:p>5.411</text:p>
          </table:table-cell>
          <table:table-cell table:number-columns-repeated="2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100000 phases, clo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rri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aphores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3.913" calcext:value-type="float">
            <text:p>3.913</text:p>
          </table:table-cell>
          <table:table-cell office:value-type="float" office:value="3.074" calcext:value-type="float">
            <text:p>3.074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8.143" calcext:value-type="float">
            <text:p>8.143</text:p>
          </table:table-cell>
          <table:table-cell office:value-type="float" office:value="4.269" calcext:value-type="float">
            <text:p>4.269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 calcext:value-type="string">
            <text:p>Philosoph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clock</text:p>
          </table:table-cell>
          <table:table-cell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1.695" calcext:value-type="float">
            <text:p>1.695</text:p>
          </table:table-cell>
          <table:table-cell office:value-type="float" office:value="1.012" calcext:value-type="float">
            <text:p>1.012</text:p>
          </table:table-cell>
          <table:table-cell/>
        </table:table-row>
        <table:table-row table:style-name="ro1">
          <table:table-cell office:value-type="string" calcext:value-type="string">
            <text:p>Lock</text:p>
          </table:table-cell>
          <table:table-cell office:value-type="float" office:value="1.64" calcext:value-type="float">
            <text:p>1.64</text:p>
          </table:table-cell>
          <table:table-cell office:value-type="float" office:value="0.988" calcext:value-type="float">
            <text:p>0.988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 office:value-type="string" calcext:value-type="string">
            <text:p>Philosophers (10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19.038" calcext:value-type="float">
            <text:p>19.038</text:p>
          </table:table-cell>
          <table:table-cell office:value-type="float" office:value="13.745" calcext:value-type="float">
            <text:p>13.745</text:p>
          </table:table-cell>
          <table:table-cell/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30.232" calcext:value-type="float">
            <text:p>30.232</text:p>
          </table:table-cell>
          <table:table-cell office:value-type="float" office:value="17.46" calcext:value-type="float">
            <text:p>17.46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Philosophers (2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native</text:p>
          </table:table-cell>
          <table:table-cell office:value-type="float" office:value="4.157" calcext:value-type="float">
            <text:p>4.157</text:p>
          </table:table-cell>
          <table:table-cell office:value-type="float" office:value="2.852" calcext:value-type="float">
            <text:p>2.852</text:p>
          </table:table-cell>
          <table:table-cell/>
        </table:table-row>
        <table:table-row table:style-name="ro1">
          <table:table-cell office:value-type="string" calcext:value-type="string">
            <text:p>conditions</text:p>
          </table:table-cell>
          <table:table-cell office:value-type="float" office:value="5.728" calcext:value-type="float">
            <text:p>5.728</text:p>
          </table:table-cell>
          <table:table-cell office:value-type="float" office:value="3.408" calcext:value-type="float">
            <text:p>3.408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string" calcext:value-type="string">
            <text:p>native (20)</text:p>
          </table:table-cell>
          <table:table-cell office:value-type="float" office:value="4.157" calcext:value-type="float">
            <text:p>4.157</text:p>
          </table:table-cell>
          <table:table-cell office:value-type="float" office:value="2.852" calcext:value-type="float">
            <text:p>2.852</text:p>
          </table:table-cell>
          <table:table-cell/>
        </table:table-row>
        <table:table-row table:style-name="ro1">
          <table:table-cell office:value-type="string" calcext:value-type="string">
            <text:p>Lock (20)</text:p>
          </table:table-cell>
          <table:table-cell office:value-type="float" office:value="5.728" calcext:value-type="float">
            <text:p>5.728</text:p>
          </table:table-cell>
          <table:table-cell office:value-type="float" office:value="3.408" calcext:value-type="float">
            <text:p>3.408</text:p>
          </table:table-cell>
          <table:table-cell/>
        </table:table-row>
        <table:table-row table:style-name="ro1">
          <table:table-cell office:value-type="string" calcext:value-type="string">
            <text:p>native (100)</text:p>
          </table:table-cell>
          <table:table-cell office:value-type="float" office:value="19.038" calcext:value-type="float">
            <text:p>19.038</text:p>
          </table:table-cell>
          <table:table-cell office:value-type="float" office:value="13.745" calcext:value-type="float">
            <text:p>13.745</text:p>
          </table:table-cell>
          <table:table-cell/>
        </table:table-row>
        <table:table-row table:style-name="ro1">
          <table:table-cell office:value-type="string" calcext:value-type="string">
            <text:p>Lock (100)</text:p>
          </table:table-cell>
          <table:table-cell office:value-type="float" office:value="30.232" calcext:value-type="float">
            <text:p>30.232</text:p>
          </table:table-cell>
          <table:table-cell office:value-type="float" office:value="17.46" calcext:value-type="float">
            <text:p>17.4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tive</text:p>
          </table:table-cell>
          <table:table-cell office:value-type="string" calcext:value-type="string">
            <text:p>Loc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95" calcext:value-type="float">
            <text:p>1.695</text:p>
          </table:table-cell>
          <table:table-cell office:value-type="float" office:value="1.64" calcext:value-type="float">
            <text:p>1.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25" calcext:value-type="float">
            <text:p>2.025</text:p>
          </table:table-cell>
          <table:table-cell office:value-type="float" office:value="2.672" calcext:value-type="float">
            <text:p>2.6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157" calcext:value-type="float">
            <text:p>4.157</text:p>
          </table:table-cell>
          <table:table-cell office:value-type="float" office:value="5.728" calcext:value-type="float">
            <text:p>5.72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.2</text:p>
          </table:table-cell>
          <table:table-cell office:value-type="float" office:value="15.572" calcext:value-type="float">
            <text:p>15.57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038" calcext:value-type="float">
            <text:p>19.038</text:p>
          </table:table-cell>
          <table:table-cell office:value-type="float" office:value="30.232" calcext:value-type="float">
            <text:p>30.232</text:p>
          </table:table-cell>
          <table:table-cell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barriers, c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aphore, POSIX threads</text:p>
          </table:table-cell>
          <table:table-cell office:value-type="float" office:value="3.913" calcext:value-type="float">
            <text:p>3.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, Posix Threads</text:p>
          </table:table-cell>
          <table:table-cell office:value-type="float" office:value="3.074" calcext:value-type="float">
            <text:p>3.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or, Java</text:p>
          </table:table-cell>
          <table:table-cell office:value-type="float" office:value="4.269" calcext:value-type="float">
            <text:p>4.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s, Go</text:p>
          </table:table-cell>
          <table:table-cell office:value-type="float" office:value="0.895" calcext:value-type="float">
            <text:p>0.895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hilosoph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clock</text:p>
          </table:table-cell>
          <table:table-cell/>
        </table:table-row>
        <table:table-row table:style-name="ro1">
          <table:table-cell office:value-type="string" calcext:value-type="string">
            <text:p>monitor Java</text:p>
          </table:table-cell>
          <table:table-cell office:value-type="float" office:value="1.695" calcext:value-type="float">
            <text:p>1.695</text:p>
          </table:table-cell>
          <table:table-cell office:value-type="float" office:value="1.012" calcext:value-type="float">
            <text:p>1.012</text:p>
          </table:table-cell>
          <table:table-cell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1.353" calcext:value-type="float">
            <text:p>1.353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string" calcext:value-type="string">
            <text:p>provider</text:p>
          </table:table-cell>
          <table:table-cell office:value-type="float" office:value="4.328" calcext:value-type="float">
            <text:p>4.328</text:p>
          </table:table-cell>
          <table:table-cell office:value-type="float" office:value="3.683" calcext:value-type="float">
            <text:p>3.68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6.393" calcext:value-type="float">
            <text:p>6.393</text:p>
          </table:table-cell>
          <table:table-cell office:value-type="float" office:value="4.248" calcext:value-type="float">
            <text:p>4.248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tor Java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provid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95" calcext:value-type="float">
            <text:p>1.695</text:p>
          </table:table-cell>
          <table:table-cell office:value-type="float" office:value="1.353" calcext:value-type="float">
            <text:p>1.353</text:p>
          </table:table-cell>
          <table:table-cell office:value-type="float" office:value="4.328" calcext:value-type="float">
            <text:p>4.3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25" calcext:value-type="float">
            <text:p>2.025</text:p>
          </table:table-cell>
          <table:table-cell office:value-type="float" office:value="2.995" calcext:value-type="float">
            <text:p>2.995</text:p>
          </table:table-cell>
          <table:table-cell office:value-type="float" office:value="8.468" calcext:value-type="float">
            <text:p>8.4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157" calcext:value-type="float">
            <text:p>4.157</text:p>
          </table:table-cell>
          <table:table-cell office:value-type="float" office:value="5.952" calcext:value-type="float">
            <text:p>5.952</text:p>
          </table:table-cell>
          <table:table-cell office:value-type="float" office:value="16.835" calcext:value-type="float">
            <text:p>16.8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.2</text:p>
          </table:table-cell>
          <table:table-cell office:value-type="float" office:value="17.44" calcext:value-type="float">
            <text:p>17.44</text:p>
          </table:table-cell>
          <table:table-cell office:value-type="float" office:value="42.553" calcext:value-type="float">
            <text:p>42.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.038" calcext:value-type="float">
            <text:p>19.038</text:p>
          </table:table-cell>
          <table:table-cell office:value-type="float" office:value="64.493" calcext:value-type="float">
            <text:p>64.493</text:p>
          </table:table-cell>
          <table:table-cell office:value-type="float" office:value="108.07" calcext:value-type="float">
            <text:p>108.07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Mutex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ex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mutex Posix Threads</text:p>
          </table:table-cell>
          <table:table-cell office:value-type="float" office:value="8.714" calcext:value-type="float">
            <text:p>8.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or Java</text:p>
          </table:table-cell>
          <table:table-cell office:value-type="float" office:value="5.411" calcext:value-type="float">
            <text:p>5.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/mutex Go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sages Go</text:p>
          </table:table-cell>
          <table:table-cell office:value-type="float" office:value="9.333" calcext:value-type="float">
            <text:p>9.333</text:p>
          </table:table-cell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style-name="ce1" office:value-type="string" calcext:value-type="string">
            <text:p>AR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ex Posix Threads</text:p>
          </table:table-cell>
          <table:table-cell office:value-type="float" office:value="38.562" calcext:value-type="float">
            <text:p>38.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or Java</text:p>
          </table:table-cell>
          <table:table-cell office:value-type="float" office:value="73.787" calcext:value-type="float">
            <text:p>73.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/mutex Go</text:p>
          </table:table-cell>
          <table:table-cell office:value-type="float" office:value="62.277" calcext:value-type="float">
            <text:p>62.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sages Go</text:p>
          </table:table-cell>
          <table:table-cell office:value-type="float" office:value="174.844" calcext:value-type="float">
            <text:p>174.844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1" office:value-type="string" calcext:value-type="string">
            <text:p>barriers, cl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aphore, POSIX threads</text:p>
          </table:table-cell>
          <table:table-cell office:value-type="float" office:value="20.397" calcext:value-type="float">
            <text:p>20.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, Posix Threads</text:p>
          </table:table-cell>
          <table:table-cell office:value-type="float" office:value="15.516" calcext:value-type="float">
            <text:p>15.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or, Java</text:p>
          </table:table-cell>
          <table:table-cell office:value-type="float" office:value="57.471" calcext:value-type="float">
            <text:p>57.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s, Go</text:p>
          </table:table-cell>
          <table:table-cell office:value-type="float" office:value="7.545" calcext:value-type="float">
            <text:p>7.5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/00/0000</text:date>, <text:time style:data-style-name="N2" text:time-value="23:21:16.47860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4-25T12:17:31.127520831</meta:creation-date>
    <dc:date>2015-06-01T23:38:19.773657665</dc:date>
    <dc:creator>Ricardo Galli</dc:creator>
    <meta:editing-duration>PT18H20M53S</meta:editing-duration>
    <meta:editing-cycles>32</meta:editing-cycles>
    <meta:generator>LibreOffice/4.4.2.2$Linux_X86_64 LibreOffice_project/40m0$Build-2</meta:generator>
    <meta:document-statistic meta:table-count="1" meta:cell-count="170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08cm" svg:y="1.952cm" style:legend-expansion="high" chart:style-name="ch2"/>
        <chart:plot-area chart:style-name="ch3" table:cell-range-address="Sheet1.A3:Sheet1.C5" chart:data-source-has-labels="both" svg:x="0.36cm" svg:y="0.1cm" svg:width="15.388cm" svg:height="4.801cm">
          <chartooo:coordinate-region svg:x="0.981cm" svg:y="0.299cm" svg:width="14.767cm" svg:height="3.955cm"/>
          <chart:axis chart:dimension="x" chart:name="primary-x" chart:style-name="ch4" chartooo:axis-type="auto">
            <chartooo:date-scale/>
            <chart:categories table:cell-range-address="Sheet1.A4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5" chart:label-cell-address="Sheet1.B3:Sheet1.B3" chart:class="chart:bar">
            <chart:data-point chart:repeated="2"/>
          </chart:series>
          <chart:series chart:style-name="ch8" chart:values-cell-range-address="Sheet1.C4:Sheet1.C5" chart:label-cell-address="Sheet1.C3:Sheet1.C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</text:p>
                <draw:g>
                  <svg:desc>Sheet1.B3:Sheet1.B3</svg:desc>
                </draw:g>
              </table:table-cell>
              <table:table-cell office:value-type="string">
                <text:p>monitor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4:Sheet1.A5</svg:desc>
                </draw:g>
              </table:table-cell>
              <table:table-cell office:value-type="float" office:value="0.887">
                <text:p>0.887</text:p>
                <draw:g>
                  <svg:desc>Sheet1.B4:Sheet1.B5</svg:desc>
                </draw:g>
              </table:table-cell>
              <table:table-cell office:value-type="float" office:value="9.289">
                <text:p>9.289</text:p>
                <draw:g>
                  <svg:desc>Sheet1.C4:Sheet1.C5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409">
                <text:p>0.409</text:p>
              </table:table-cell>
              <table:table-cell office:value-type="float" office:value="1.725">
                <text:p>1.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262cm" svg:y="1.703cm" style:legend-expansion="high" chart:style-name="ch2"/>
        <chart:plot-area chart:style-name="ch3" table:cell-range-address="Sheet1.A116:Sheet1.C119" chart:data-source-has-labels="both" svg:x="0.36cm" svg:y="0.1cm" svg:width="14.542cm" svg:height="4.801cm">
          <chartooo:coordinate-region svg:x="0.796cm" svg:y="0.299cm" svg:width="14.106cm" svg:height="3.955cm"/>
          <chart:axis chart:dimension="x" chart:name="primary-x" chart:style-name="ch4" chartooo:axis-type="auto">
            <chartooo:date-scale/>
            <chart:categories table:cell-range-address="Sheet1.B116:Sheet1.C1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7:Sheet1.C117" chart:label-cell-address="Sheet1.A117:Sheet1.A117" chart:class="chart:bar">
            <chart:data-point chart:repeated="2"/>
          </chart:series>
          <chart:series chart:style-name="ch8" chart:values-cell-range-address="Sheet1.B118:Sheet1.C118" chart:label-cell-address="Sheet1.A118:Sheet1.A118" chart:class="chart:bar">
            <chart:data-point chart:repeated="2"/>
          </chart:series>
          <chart:series chart:style-name="ch9" chart:values-cell-range-address="Sheet1.B119:Sheet1.C119" chart:label-cell-address="Sheet1.A119:Sheet1.A119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116:Sheet1.C116</svg:desc>
                </draw:g>
              </table:table-cell>
              <table:table-cell office:value-type="string">
                <text:p>clock</text:p>
              </table:table-cell>
            </table:table-row>
          </table:table-header-rows>
          <table:table-rows>
            <table:table-row>
              <table:table-cell office:value-type="string">
                <text:p>monitor Java</text:p>
                <draw:g>
                  <svg:desc>Sheet1.A117:Sheet1.A117</svg:desc>
                </draw:g>
              </table:table-cell>
              <table:table-cell office:value-type="float" office:value="1.695">
                <text:p>1.695</text:p>
                <draw:g>
                  <svg:desc>Sheet1.B117:Sheet1.C117</svg:desc>
                </draw:g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simple</text:p>
                <draw:g>
                  <svg:desc>Sheet1.A118:Sheet1.A118</svg:desc>
                </draw:g>
              </table:table-cell>
              <table:table-cell office:value-type="float" office:value="1.353">
                <text:p>1.353</text:p>
                <draw:g>
                  <svg:desc>Sheet1.B118:Sheet1.C118</svg:desc>
                </draw:g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provider</text:p>
                <draw:g>
                  <svg:desc>Sheet1.A119:Sheet1.A119</svg:desc>
                </draw:g>
              </table:table-cell>
              <table:table-cell office:value-type="float" office:value="4.328">
                <text:p>4.328</text:p>
                <draw:g>
                  <svg:desc>Sheet1.B119:Sheet1.C119</svg:desc>
                </draw:g>
              </table:table-cell>
              <table:table-cell office:value-type="float" office:value="3.683">
                <text:p>3.6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3.013cm" svg:y="1.454cm" style:legend-expansion="high" chart:style-name="ch2"/>
        <chart:plot-area chart:style-name="ch3" table:cell-range-address="Sheet1.A108:Sheet1.B111" chart:data-source-has-labels="column" svg:x="0.36cm" svg:y="0.1cm" svg:width="12.293cm" svg:height="4.801cm">
          <chartooo:coordinate-region svg:x="1.087cm" svg:y="0.299cm" svg:width="11.566cm" svg:height="4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08:Sheet1.B108" chart:label-cell-address="Sheet1.A108:Sheet1.A108" chart:class="chart:bar">
            <chart:data-point/>
          </chart:series>
          <chart:series chart:style-name="ch8" chart:values-cell-range-address="Sheet1.B109:Sheet1.B109" chart:label-cell-address="Sheet1.A109:Sheet1.A109" chart:class="chart:bar">
            <chart:data-point/>
          </chart:series>
          <chart:series chart:style-name="ch9" chart:values-cell-range-address="Sheet1.B110:Sheet1.B110" chart:label-cell-address="Sheet1.A110:Sheet1.A110" chart:class="chart:bar">
            <chart:data-point/>
          </chart:series>
          <chart:series chart:style-name="ch10" chart:values-cell-range-address="Sheet1.B111:Sheet1.B111" chart:label-cell-address="Sheet1.A111:Sheet1.A1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emaphore, POSIX threads</text:p>
                <draw:g>
                  <svg:desc>Sheet1.A108:Sheet1.A108</svg:desc>
                </draw:g>
              </table:table-cell>
              <table:table-cell office:value-type="float" office:value="3.913">
                <text:p>3.913</text:p>
                <draw:g>
                  <svg:desc>Sheet1.B108:Sheet1.B108</svg:desc>
                </draw:g>
              </table:table-cell>
            </table:table-row>
            <table:table-row>
              <table:table-cell office:value-type="string">
                <text:p>condition, Posix Threads</text:p>
                <draw:g>
                  <svg:desc>Sheet1.A109:Sheet1.A109</svg:desc>
                </draw:g>
              </table:table-cell>
              <table:table-cell office:value-type="float" office:value="3.074">
                <text:p>3.074</text:p>
                <draw:g>
                  <svg:desc>Sheet1.B109:Sheet1.B109</svg:desc>
                </draw:g>
              </table:table-cell>
            </table:table-row>
            <table:table-row>
              <table:table-cell office:value-type="string">
                <text:p>monitor, Java</text:p>
                <draw:g>
                  <svg:desc>Sheet1.A110:Sheet1.A110</svg:desc>
                </draw:g>
              </table:table-cell>
              <table:table-cell office:value-type="float" office:value="4.269">
                <text:p>4.269</text:p>
                <draw:g>
                  <svg:desc>Sheet1.B110:Sheet1.B110</svg:desc>
                </draw:g>
              </table:table-cell>
            </table:table-row>
            <table:table-row>
              <table:table-cell office:value-type="string">
                <text:p>channels, Go</text:p>
                <draw:g>
                  <svg:desc>Sheet1.A111:Sheet1.A111</svg:desc>
                </draw:g>
              </table:table-cell>
              <table:table-cell office:value-type="float" office:value="0.895">
                <text:p>0.895</text:p>
                <draw:g>
                  <svg:desc>Sheet1.B111:Sheet1.B111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3.992cm" svg:y="1.454cm" style:legend-expansion="high" chart:style-name="ch2"/>
        <chart:plot-area chart:style-name="ch3" table:cell-range-address="Sheet1.A156:Sheet1.B159" chart:data-source-has-labels="column" svg:x="0.36cm" svg:y="0.1cm" svg:width="13.272cm" svg:height="4.801cm">
          <chartooo:coordinate-region svg:x="1.167cm" svg:y="0.299cm" svg:width="12.465cm" svg:height="4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6:Sheet1.B156" chart:label-cell-address="Sheet1.A156:Sheet1.A156" chart:class="chart:bar">
            <chart:data-point/>
          </chart:series>
          <chart:series chart:style-name="ch8" chart:values-cell-range-address="Sheet1.B157:Sheet1.B157" chart:label-cell-address="Sheet1.A157:Sheet1.A157" chart:class="chart:bar">
            <chart:data-point/>
          </chart:series>
          <chart:series chart:style-name="ch9" chart:values-cell-range-address="Sheet1.B158:Sheet1.B158" chart:label-cell-address="Sheet1.A158:Sheet1.A158" chart:class="chart:bar">
            <chart:data-point/>
          </chart:series>
          <chart:series chart:style-name="ch10" chart:values-cell-range-address="Sheet1.B159:Sheet1.B159" chart:label-cell-address="Sheet1.A159:Sheet1.A15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utex Posix Threads</text:p>
                <draw:g>
                  <svg:desc>Sheet1.A156:Sheet1.A156</svg:desc>
                </draw:g>
              </table:table-cell>
              <table:table-cell office:value-type="float" office:value="38.562">
                <text:p>38.562</text:p>
                <draw:g>
                  <svg:desc>Sheet1.B156:Sheet1.B156</svg:desc>
                </draw:g>
              </table:table-cell>
            </table:table-row>
            <table:table-row>
              <table:table-cell office:value-type="string">
                <text:p>monitor Java</text:p>
                <draw:g>
                  <svg:desc>Sheet1.A157:Sheet1.A157</svg:desc>
                </draw:g>
              </table:table-cell>
              <table:table-cell office:value-type="float" office:value="73.787">
                <text:p>73.787</text:p>
                <draw:g>
                  <svg:desc>Sheet1.B157:Sheet1.B157</svg:desc>
                </draw:g>
              </table:table-cell>
            </table:table-row>
            <table:table-row>
              <table:table-cell office:value-type="string">
                <text:p>sync/mutex Go</text:p>
                <draw:g>
                  <svg:desc>Sheet1.A158:Sheet1.A158</svg:desc>
                </draw:g>
              </table:table-cell>
              <table:table-cell office:value-type="float" office:value="62.277">
                <text:p>62.277</text:p>
                <draw:g>
                  <svg:desc>Sheet1.B158:Sheet1.B158</svg:desc>
                </draw:g>
              </table:table-cell>
            </table:table-row>
            <table:table-row>
              <table:table-cell office:value-type="string">
                <text:p>messages Go</text:p>
                <draw:g>
                  <svg:desc>Sheet1.A159:Sheet1.A159</svg:desc>
                </draw:g>
              </table:table-cell>
              <table:table-cell office:value-type="float" office:value="174.844">
                <text:p>174.844</text:p>
                <draw:g>
                  <svg:desc>Sheet1.B159:Sheet1.B159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3.013cm" svg:y="1.454cm" style:legend-expansion="high" chart:style-name="ch2"/>
        <chart:plot-area chart:style-name="ch3" table:cell-range-address="Sheet1.A167:Sheet1.B170" chart:data-source-has-labels="column" svg:x="0.36cm" svg:y="0.1cm" svg:width="12.293cm" svg:height="4.801cm">
          <chartooo:coordinate-region svg:x="0.981cm" svg:y="0.299cm" svg:width="11.672cm" svg:height="4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67:Sheet1.B167" chart:label-cell-address="Sheet1.A167:Sheet1.A167" chart:class="chart:bar">
            <chart:data-point/>
          </chart:series>
          <chart:series chart:style-name="ch8" chart:values-cell-range-address="Sheet1.B168:Sheet1.B168" chart:label-cell-address="Sheet1.A168:Sheet1.A168" chart:class="chart:bar">
            <chart:data-point/>
          </chart:series>
          <chart:series chart:style-name="ch9" chart:values-cell-range-address="Sheet1.B169:Sheet1.B169" chart:label-cell-address="Sheet1.A169:Sheet1.A169" chart:class="chart:bar">
            <chart:data-point/>
          </chart:series>
          <chart:series chart:style-name="ch10" chart:values-cell-range-address="Sheet1.B170:Sheet1.B170" chart:label-cell-address="Sheet1.A170:Sheet1.A17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emaphore, POSIX threads</text:p>
                <draw:g>
                  <svg:desc>Sheet1.A167:Sheet1.A167</svg:desc>
                </draw:g>
              </table:table-cell>
              <table:table-cell office:value-type="float" office:value="20.397">
                <text:p>20.397</text:p>
                <draw:g>
                  <svg:desc>Sheet1.B167:Sheet1.B167</svg:desc>
                </draw:g>
              </table:table-cell>
            </table:table-row>
            <table:table-row>
              <table:table-cell office:value-type="string">
                <text:p>condition, Posix Threads</text:p>
                <draw:g>
                  <svg:desc>Sheet1.A168:Sheet1.A168</svg:desc>
                </draw:g>
              </table:table-cell>
              <table:table-cell office:value-type="float" office:value="15.516">
                <text:p>15.516</text:p>
                <draw:g>
                  <svg:desc>Sheet1.B168:Sheet1.B168</svg:desc>
                </draw:g>
              </table:table-cell>
            </table:table-row>
            <table:table-row>
              <table:table-cell office:value-type="string">
                <text:p>monitor, Java</text:p>
                <draw:g>
                  <svg:desc>Sheet1.A169:Sheet1.A169</svg:desc>
                </draw:g>
              </table:table-cell>
              <table:table-cell office:value-type="float" office:value="57.471">
                <text:p>57.471</text:p>
                <draw:g>
                  <svg:desc>Sheet1.B169:Sheet1.B169</svg:desc>
                </draw:g>
              </table:table-cell>
            </table:table-row>
            <table:table-row>
              <table:table-cell office:value-type="string">
                <text:p>channels, Go</text:p>
                <draw:g>
                  <svg:desc>Sheet1.A170:Sheet1.A170</svg:desc>
                </draw:g>
              </table:table-cell>
              <table:table-cell office:value-type="float" office:value="7.545">
                <text:p>7.545</text:p>
                <draw:g>
                  <svg:desc>Sheet1.B170:Sheet1.B170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38cm" svg:y="1.454cm" style:legend-expansion="high" chart:style-name="ch2"/>
        <chart:plot-area chart:style-name="ch3" table:cell-range-address="Sheet1.A16:Sheet1.B19" chart:data-source-has-labels="column" svg:x="0.36cm" svg:y="0.1cm" svg:width="14.118cm" svg:height="4.801cm">
          <chartooo:coordinate-region svg:x="0.981cm" svg:y="0.299cm" svg:width="13.497cm" svg:height="4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6:Sheet1.B16" chart:label-cell-address="Sheet1.A16:Sheet1.A16" chart:class="chart:bar">
            <chart:data-point/>
          </chart:series>
          <chart:series chart:style-name="ch8" chart:values-cell-range-address="Sheet1.B17:Sheet1.B17" chart:label-cell-address="Sheet1.A17:Sheet1.A17" chart:class="chart:bar">
            <chart:data-point/>
          </chart:series>
          <chart:series chart:style-name="ch9" chart:values-cell-range-address="Sheet1.B18:Sheet1.B18" chart:label-cell-address="Sheet1.A18:Sheet1.A18" chart:class="chart:bar">
            <chart:data-point/>
          </chart:series>
          <chart:series chart:style-name="ch10" chart:values-cell-range-address="Sheet1.B19:Sheet1.B19" chart:label-cell-address="Sheet1.A19:Sheet1.A19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16:Sheet1.A16</svg:desc>
                </draw:g>
              </table:table-cell>
              <table:table-cell office:value-type="float" office:value="8.714">
                <text:p>8.714</text:p>
                <draw:g>
                  <svg:desc>Sheet1.B16:Sheet1.B16</svg:desc>
                </draw:g>
              </table:table-cell>
            </table:table-row>
            <table:table-row>
              <table:table-cell office:value-type="string">
                <text:p>lock</text:p>
                <draw:g>
                  <svg:desc>Sheet1.A17:Sheet1.A17</svg:desc>
                </draw:g>
              </table:table-cell>
              <table:table-cell office:value-type="float" office:value="4.274">
                <text:p>4.274</text:p>
                <draw:g>
                  <svg:desc>Sheet1.B17:Sheet1.B17</svg:desc>
                </draw:g>
              </table:table-cell>
            </table:table-row>
            <table:table-row>
              <table:table-cell office:value-type="string">
                <text:p>semaphore</text:p>
                <draw:g>
                  <svg:desc>Sheet1.A18:Sheet1.A18</svg:desc>
                </draw:g>
              </table:table-cell>
              <table:table-cell office:value-type="float" office:value="4.555">
                <text:p>4.555</text:p>
                <draw:g>
                  <svg:desc>Sheet1.B18:Sheet1.B18</svg:desc>
                </draw:g>
              </table:table-cell>
            </table:table-row>
            <table:table-row>
              <table:table-cell office:value-type="string">
                <text:p>synchronized</text:p>
                <draw:g>
                  <svg:desc>Sheet1.A19:Sheet1.A19</svg:desc>
                </draw:g>
              </table:table-cell>
              <table:table-cell office:value-type="float" office:value="5.411">
                <text:p>5.411</text:p>
                <draw:g>
                  <svg:desc>Sheet1.B19:Sheet1.B1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67cm" svg:y="1.952cm" style:legend-expansion="high" chart:style-name="ch2"/>
        <chart:plot-area chart:style-name="ch3" table:cell-range-address="Sheet1.A30:Sheet1.C32" chart:data-source-has-labels="both" svg:x="0.36cm" svg:y="0.1cm" svg:width="14.647cm" svg:height="4.801cm">
          <chartooo:coordinate-region svg:x="0.796cm" svg:y="0.299cm" svg:width="14.211cm" svg:height="3.955cm"/>
          <chart:axis chart:dimension="x" chart:name="primary-x" chart:style-name="ch4" chartooo:axis-type="auto">
            <chartooo:date-scale/>
            <chart:categories table:cell-range-address="Sheet1.A31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2" chart:label-cell-address="Sheet1.B30:Sheet1.B30" chart:class="chart:bar">
            <chart:data-point chart:repeated="2"/>
          </chart:series>
          <chart:series chart:style-name="ch8" chart:values-cell-range-address="Sheet1.C31:Sheet1.C32" chart:label-cell-address="Sheet1.C30:Sheet1.C30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aphores</text:p>
                <draw:g>
                  <svg:desc>Sheet1.B30:Sheet1.B30</svg:desc>
                </draw:g>
              </table:table-cell>
              <table:table-cell office:value-type="string">
                <text:p>monitor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31:Sheet1.A32</svg:desc>
                </draw:g>
              </table:table-cell>
              <table:table-cell office:value-type="float" office:value="3.913">
                <text:p>3.913</text:p>
                <draw:g>
                  <svg:desc>Sheet1.B31:Sheet1.B32</svg:desc>
                </draw:g>
              </table:table-cell>
              <table:table-cell office:value-type="float" office:value="3.074">
                <text:p>3.074</text:p>
                <draw:g>
                  <svg:desc>Sheet1.C31:Sheet1.C32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8.143">
                <text:p>8.143</text:p>
              </table:table-cell>
              <table:table-cell office:value-type="float" office:value="4.269">
                <text:p>4.2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32cm" svg:y="1.952cm" style:legend-expansion="high" chart:style-name="ch2"/>
        <chart:plot-area chart:style-name="ch3" table:cell-range-address="Sheet1.A44:Sheet1.C46" chart:data-source-has-labels="both" svg:x="0.36cm" svg:y="0.1cm" svg:width="15.6cm" svg:height="4.801cm">
          <chartooo:coordinate-region svg:x="1.087cm" svg:y="0.299cm" svg:width="14.873cm" svg:height="3.955cm"/>
          <chart:axis chart:dimension="x" chart:name="primary-x" chart:style-name="ch4" chartooo:axis-type="auto">
            <chartooo:date-scale/>
            <chart:categories table:cell-range-address="Sheet1.B44:Sheet1.C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5:Sheet1.C45" chart:label-cell-address="Sheet1.A45:Sheet1.A45" chart:class="chart:bar">
            <chart:data-point chart:repeated="2"/>
          </chart:series>
          <chart:series chart:style-name="ch8" chart:values-cell-range-address="Sheet1.B46:Sheet1.C46" chart:label-cell-address="Sheet1.A46:Sheet1.A4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44:Sheet1.C44</svg:desc>
                </draw:g>
              </table:table-cell>
              <table:table-cell office:value-type="string">
                <text:p>clock</text:p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Sheet1.A45:Sheet1.A45</svg:desc>
                </draw:g>
              </table:table-cell>
              <table:table-cell office:value-type="float" office:value="1.695">
                <text:p>1.695</text:p>
                <draw:g>
                  <svg:desc>Sheet1.B45:Sheet1.C45</svg:desc>
                </draw:g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Lock</text:p>
                <draw:g>
                  <svg:desc>Sheet1.A46:Sheet1.A46</svg:desc>
                </draw:g>
              </table:table-cell>
              <table:table-cell office:value-type="float" office:value="1.64">
                <text:p>1.64</text:p>
                <draw:g>
                  <svg:desc>Sheet1.B46:Sheet1.C46</svg:desc>
                </draw:g>
              </table:table-cell>
              <table:table-cell office:value-type="float" office:value="0.988">
                <text:p>0.9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32cm" svg:y="1.952cm" style:legend-expansion="high" chart:style-name="ch2"/>
        <chart:plot-area chart:style-name="ch3" table:cell-range-address="Sheet1.A58:Sheet1.C60" chart:data-source-has-labels="both" svg:x="0.36cm" svg:y="0.1cm" svg:width="15.812cm" svg:height="4.801cm">
          <chartooo:coordinate-region svg:x="0.981cm" svg:y="0.299cm" svg:width="15.191cm" svg:height="3.955cm"/>
          <chart:axis chart:dimension="x" chart:name="primary-x" chart:style-name="ch4" chartooo:axis-type="auto">
            <chartooo:date-scale/>
            <chart:categories table:cell-range-address="Sheet1.A59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9:Sheet1.B60" chart:label-cell-address="Sheet1.B58:Sheet1.B58" chart:class="chart:bar">
            <chart:data-point chart:repeated="2"/>
          </chart:series>
          <chart:series chart:style-name="ch8" chart:values-cell-range-address="Sheet1.C59:Sheet1.C60" chart:label-cell-address="Sheet1.C58:Sheet1.C58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58:Sheet1.B58</svg:desc>
                </draw:g>
              </table:table-cell>
              <table:table-cell office:value-type="string">
                <text:p>real</text:p>
                <draw:g>
                  <svg:desc>Sheet1.C58:Sheet1.C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Sheet1.A59:Sheet1.A60</svg:desc>
                </draw:g>
              </table:table-cell>
              <table:table-cell office:value-type="float" office:value="19.038">
                <text:p>19.038</text:p>
                <draw:g>
                  <svg:desc>Sheet1.B59:Sheet1.B60</svg:desc>
                </draw:g>
              </table:table-cell>
              <table:table-cell office:value-type="float" office:value="13.745">
                <text:p>13.745</text:p>
                <draw:g>
                  <svg:desc>Sheet1.C59:Sheet1.C60</svg:desc>
                </draw:g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30.232">
                <text:p>30.232</text:p>
              </table:table-cell>
              <table:table-cell office:value-type="float" office:value="17.46">
                <text:p>17.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32cm" svg:y="1.952cm" style:legend-expansion="high" chart:style-name="ch2"/>
        <chart:plot-area chart:style-name="ch3" table:cell-range-address="Sheet1.A71:Sheet1.C73" chart:data-source-has-labels="both" svg:x="0.36cm" svg:y="0.1cm" svg:width="15.812cm" svg:height="4.801cm">
          <chartooo:coordinate-region svg:x="0.796cm" svg:y="0.299cm" svg:width="15.376cm" svg:height="3.955cm"/>
          <chart:axis chart:dimension="x" chart:name="primary-x" chart:style-name="ch4" chartooo:axis-type="auto">
            <chartooo:date-scale/>
            <chart:categories table:cell-range-address="Sheet1.A72:Sheet1.A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2:Sheet1.B73" chart:label-cell-address="Sheet1.B71:Sheet1.B71" chart:class="chart:bar">
            <chart:data-point chart:repeated="2"/>
          </chart:series>
          <chart:series chart:style-name="ch8" chart:values-cell-range-address="Sheet1.C72:Sheet1.C73" chart:label-cell-address="Sheet1.C71:Sheet1.C7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Sheet1.B71:Sheet1.B71</svg:desc>
                </draw:g>
              </table:table-cell>
              <table:table-cell office:value-type="string">
                <text:p>real</text:p>
                <draw:g>
                  <svg:desc>Sheet1.C71:Sheet1.C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tive</text:p>
                <draw:g>
                  <svg:desc>Sheet1.A72:Sheet1.A73</svg:desc>
                </draw:g>
              </table:table-cell>
              <table:table-cell office:value-type="float" office:value="4.157">
                <text:p>4.157</text:p>
                <draw:g>
                  <svg:desc>Sheet1.B72:Sheet1.B73</svg:desc>
                </draw:g>
              </table:table-cell>
              <table:table-cell office:value-type="float" office:value="2.852">
                <text:p>2.852</text:p>
                <draw:g>
                  <svg:desc>Sheet1.C72:Sheet1.C73</svg:desc>
                </draw:g>
              </table:table-cell>
            </table:table-row>
            <table:table-row>
              <table:table-cell office:value-type="string">
                <text:p>conditions</text:p>
              </table:table-cell>
              <table:table-cell office:value-type="float" office:value="5.728">
                <text:p>5.728</text:p>
              </table:table-cell>
              <table:table-cell office:value-type="float" office:value="3.408">
                <text:p>3.4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32cm" svg:y="1.952cm" style:legend-expansion="high" chart:style-name="ch2"/>
        <chart:plot-area chart:style-name="ch3" table:cell-range-address="Sheet1.A93:Sheet1.C98" chart:data-source-has-labels="both" svg:x="0.36cm" svg:y="0.1cm" svg:width="15.6cm" svg:height="4.801cm">
          <chartooo:coordinate-region svg:x="0.981cm" svg:y="0.299cm" svg:width="14.979cm" svg:height="3.955cm"/>
          <chart:axis chart:dimension="x" chart:name="primary-x" chart:style-name="ch4" chartooo:axis-type="auto">
            <chartooo:date-scale/>
            <chart:categories table:cell-range-address="Sheet1.A94:Sheet1.A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4:Sheet1.B98" chart:label-cell-address="Sheet1.B93:Sheet1.B93" chart:class="chart:bar">
            <chart:data-point chart:repeated="5"/>
          </chart:series>
          <chart:series chart:style-name="ch8" chart:values-cell-range-address="Sheet1.C94:Sheet1.C98" chart:label-cell-address="Sheet1.C93:Sheet1.C9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</text:p>
                <draw:g>
                  <svg:desc>Sheet1.B93:Sheet1.B93</svg:desc>
                </draw:g>
              </table:table-cell>
              <table:table-cell office:value-type="string">
                <text:p>Lock</text:p>
                <draw:g>
                  <svg:desc>Sheet1.C93:Sheet1.C9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94:Sheet1.A98</svg:desc>
                </draw:g>
              </table:table-cell>
              <table:table-cell office:value-type="float" office:value="1.695">
                <text:p>1.695</text:p>
                <draw:g>
                  <svg:desc>Sheet1.B94:Sheet1.B98</svg:desc>
                </draw:g>
              </table:table-cell>
              <table:table-cell office:value-type="float" office:value="1.64">
                <text:p>1.64</text:p>
                <draw:g>
                  <svg:desc>Sheet1.C94:Sheet1.C9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25">
                <text:p>2.025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157">
                <text:p>4.157</text:p>
              </table:table-cell>
              <table:table-cell office:value-type="float" office:value="5.728">
                <text:p>5.7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  <table:table-cell office:value-type="float" office:value="15.572">
                <text:p>15.5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.038">
                <text:p>19.038</text:p>
              </table:table-cell>
              <table:table-cell office:value-type="float" office:value="30.232">
                <text:p>30.2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3.992cm" svg:y="1.454cm" style:legend-expansion="high" chart:style-name="ch2"/>
        <chart:plot-area chart:style-name="ch3" table:cell-range-address="Sheet1.A139:Sheet1.B142" chart:data-source-has-labels="column" svg:x="0.36cm" svg:y="0.1cm" svg:width="13.272cm" svg:height="4.801cm">
          <chartooo:coordinate-region svg:x="0.981cm" svg:y="0.299cm" svg:width="12.651cm" svg:height="4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39:Sheet1.B139" chart:label-cell-address="Sheet1.A139:Sheet1.A139" chart:class="chart:bar">
            <chart:data-point/>
          </chart:series>
          <chart:series chart:style-name="ch8" chart:values-cell-range-address="Sheet1.B140:Sheet1.B140" chart:label-cell-address="Sheet1.A140:Sheet1.A140" chart:class="chart:bar">
            <chart:data-point/>
          </chart:series>
          <chart:series chart:style-name="ch9" chart:values-cell-range-address="Sheet1.B141:Sheet1.B141" chart:label-cell-address="Sheet1.A141:Sheet1.A141" chart:class="chart:bar">
            <chart:data-point/>
          </chart:series>
          <chart:series chart:style-name="ch10" chart:values-cell-range-address="Sheet1.B142:Sheet1.B142" chart:label-cell-address="Sheet1.A142:Sheet1.A14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utex Posix Threads</text:p>
                <draw:g>
                  <svg:desc>Sheet1.A139:Sheet1.A139</svg:desc>
                </draw:g>
              </table:table-cell>
              <table:table-cell office:value-type="float" office:value="8.714">
                <text:p>8.714</text:p>
                <draw:g>
                  <svg:desc>Sheet1.B139:Sheet1.B139</svg:desc>
                </draw:g>
              </table:table-cell>
            </table:table-row>
            <table:table-row>
              <table:table-cell office:value-type="string">
                <text:p>monitor Java</text:p>
                <draw:g>
                  <svg:desc>Sheet1.A140:Sheet1.A140</svg:desc>
                </draw:g>
              </table:table-cell>
              <table:table-cell office:value-type="float" office:value="5.411">
                <text:p>5.411</text:p>
                <draw:g>
                  <svg:desc>Sheet1.B140:Sheet1.B140</svg:desc>
                </draw:g>
              </table:table-cell>
            </table:table-row>
            <table:table-row>
              <table:table-cell office:value-type="string">
                <text:p>sync/mutex Go</text:p>
                <draw:g>
                  <svg:desc>Sheet1.A141:Sheet1.A141</svg:desc>
                </draw:g>
              </table:table-cell>
              <table:table-cell office:value-type="float" office:value="11.96">
                <text:p>11.96</text:p>
                <draw:g>
                  <svg:desc>Sheet1.B141:Sheet1.B141</svg:desc>
                </draw:g>
              </table:table-cell>
            </table:table-row>
            <table:table-row>
              <table:table-cell office:value-type="string">
                <text:p>messages Go</text:p>
                <draw:g>
                  <svg:desc>Sheet1.A142:Sheet1.A142</svg:desc>
                </draw:g>
              </table:table-cell>
              <table:table-cell office:value-type="float" office:value="9.333">
                <text:p>9.333</text:p>
                <draw:g>
                  <svg:desc>Sheet1.B142:Sheet1.B14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262cm" svg:y="1.454cm" style:legend-expansion="high" chart:style-name="ch2"/>
        <chart:plot-area chart:style-name="ch3" table:cell-range-address="Sheet1.A127:Sheet1.E132" chart:data-source-has-labels="both" svg:x="0.36cm" svg:y="0.1cm" svg:width="14.542cm" svg:height="4.801cm">
          <chartooo:coordinate-region svg:x="1.167cm" svg:y="0.299cm" svg:width="13.735cm" svg:height="3.955cm"/>
          <chart:axis chart:dimension="x" chart:name="primary-x" chart:style-name="ch4" chartooo:axis-type="auto">
            <chartooo:date-scale/>
            <chart:categories table:cell-range-address="Sheet1.A128:Sheet1.A1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8:Sheet1.B132" chart:label-cell-address="Sheet1.B127:Sheet1.B127" chart:class="chart:bar">
            <chart:data-point chart:repeated="5"/>
          </chart:series>
          <chart:series chart:style-name="ch8" chart:values-cell-range-address="Sheet1.C128:Sheet1.C132" chart:label-cell-address="Sheet1.C127:Sheet1.C127" chart:class="chart:bar">
            <chart:data-point chart:repeated="5"/>
          </chart:series>
          <chart:series chart:style-name="ch9" chart:values-cell-range-address="Sheet1.D128:Sheet1.D132" chart:label-cell-address="Sheet1.D127:Sheet1.D127" chart:class="chart:bar">
            <chart:data-point chart:repeated="5"/>
          </chart:series>
          <chart:series chart:style-name="ch10" chart:values-cell-range-address="Sheet1.E128:Sheet1.E132" chart:label-cell-address="Sheet1.E127:Sheet1.E12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itor Java</text:p>
                <draw:g>
                  <svg:desc>Sheet1.B127:Sheet1.B127</svg:desc>
                </draw:g>
              </table:table-cell>
              <table:table-cell office:value-type="string">
                <text:p>simple</text:p>
                <draw:g>
                  <svg:desc>Sheet1.C127:Sheet1.C127</svg:desc>
                </draw:g>
              </table:table-cell>
              <table:table-cell office:value-type="string">
                <text:p>provider</text:p>
                <draw:g>
                  <svg:desc>Sheet1.D127:Sheet1.D127</svg:desc>
                </draw:g>
              </table:table-cell>
              <table:table-cell office:value-type="string">
                <text:p/>
                <draw:g>
                  <svg:desc>Sheet1.E127:Sheet1.E12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128:Sheet1.A132</svg:desc>
                </draw:g>
              </table:table-cell>
              <table:table-cell office:value-type="float" office:value="1.695">
                <text:p>1.695</text:p>
                <draw:g>
                  <svg:desc>Sheet1.B128:Sheet1.B132</svg:desc>
                </draw:g>
              </table:table-cell>
              <table:table-cell office:value-type="float" office:value="1.353">
                <text:p>1.353</text:p>
                <draw:g>
                  <svg:desc>Sheet1.C128:Sheet1.C132</svg:desc>
                </draw:g>
              </table:table-cell>
              <table:table-cell office:value-type="float" office:value="4.328">
                <text:p>4.328</text:p>
                <draw:g>
                  <svg:desc>Sheet1.D128:Sheet1.D132</svg:desc>
                </draw:g>
              </table:table-cell>
              <table:table-cell office:value-type="float" office:value="NaN">
                <text:p>NaN</text:p>
                <draw:g>
                  <svg:desc>Sheet1.E128:Sheet1.E1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25">
                <text:p>2.025</text:p>
              </table:table-cell>
              <table:table-cell office:value-type="float" office:value="2.995">
                <text:p>2.995</text:p>
              </table:table-cell>
              <table:table-cell office:value-type="float" office:value="8.468">
                <text:p>8.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157">
                <text:p>4.157</text:p>
              </table:table-cell>
              <table:table-cell office:value-type="float" office:value="5.952">
                <text:p>5.952</text:p>
              </table:table-cell>
              <table:table-cell office:value-type="float" office:value="16.835">
                <text:p>16.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.2">
                <text:p>9.2</text:p>
              </table:table-cell>
              <table:table-cell office:value-type="float" office:value="17.44">
                <text:p>17.44</text:p>
              </table:table-cell>
              <table:table-cell office:value-type="float" office:value="42.553">
                <text:p>42.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.038">
                <text:p>19.038</text:p>
              </table:table-cell>
              <table:table-cell office:value-type="float" office:value="64.493">
                <text:p>64.493</text:p>
              </table:table-cell>
              <table:table-cell office:value-type="float" office:value="108.07">
                <text:p>108.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